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left="2.501cm" fo:margin-right="0cm" fo:text-indent="0cm" style:auto-text-indent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e de eficiencia del algoritmo de ordenación de la Burbuja</text:h>
      <text:p text:style-name="Text_20_body"/>
      <text:list xml:id="list263526053" text:style-name="L1">
        <text:list-item>
          <text:p text:style-name="P1">En primer lugar se ha usado para los test el siguiente hardware:</text:p>
        </text:list-item>
      </text:list>
      <text:p text:style-name="Text_20_body"/>
      <text:p text:style-name="P4">Procesador: AMD Phenom X4, 3.2 GHz Black Edition.</text:p>
      <text:p text:style-name="P4">Placa base: ASUS Sabertooth 990 </text:p>
      <text:p text:style-name="P4">Disco duro: WD 7200 rpm</text:p>
      <text:p text:style-name="P4">Tarjeta Gráfica: AMD Sapphire 290 4GB</text:p>
      <text:p text:style-name="P4">Memoria RAM: 8GB G.Skill Ripjaws a 1600 Mhz</text:p>
      <text:p text:style-name="Text_20_body"/>
      <text:list xml:id="list1362778646" text:style-name="L2">
        <text:list-item>
          <text:p text:style-name="P2">El software usado ha sido:</text:p>
        </text:list-item>
      </text:list>
      <text:p text:style-name="P4"/>
      <text:p text:style-name="P4">VMware 8.1 virtualizando el sistema operativo Ubuntu 12.04.</text:p>
      <text:p text:style-name="P4">La virtualización disponía de 4 nucleos posibles a utilizar y 4 GB de RAM para la prueba.</text:p>
      <text:p text:style-name="P4">El programa de gestión de gráficos xmgrace.</text:p>
      <text:p text:style-name="P4"/>
      <text:list xml:id="list40818779" text:style-name="L3">
        <text:list-item>
          <text:p text:style-name="P3">La compilación ha sido realizada con el siguiente comando:</text:p>
        </text:list-item>
      </text:list>
      <text:p text:style-name="Text_20_body"/>
      <text:p text:style-name="Text_20_body"><text:tab/><text:tab/>g++ -o ejecutable archivo.cpp</text:p>
      <text:p text:style-name="Text_20_body"/>
      <text:p text:style-name="Text_20_body"><text:tab/>Por lo tanto hemos utilizado el compilador de c++ de Linux sin ningún tipo de optimización.</text:p>
      <text:p text:style-name="Text_20_body"/>
      <text:p text:style-name="Text_20_body">Los resultados han sido: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5">MUESTRAS</text:p>
          </table:table-cell>
          <table:table-cell table:style-name="Tabla1.B1" office:value-type="string">
            <text:p text:style-name="P5">TIEMPO (SEGUNDOS)</text:p>
          </table:table-cell>
        </table:table-row>
        <table:table-row>
          <table:table-cell table:style-name="Tabla1.A2" office:value-type="string">
            <text:p text:style-name="Table_20_Contents">100</text:p>
          </table:table-cell>
          <table:table-cell table:style-name="Tabla1.B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5100</text:p>
          </table:table-cell>
          <table:table-cell table:style-name="Tabla1.B2" office:value-type="string">
            <text:p text:style-name="Table_20_Contents">0.43</text:p>
          </table:table-cell>
        </table:table-row>
        <table:table-row>
          <table:table-cell table:style-name="Tabla1.A2" office:value-type="string">
            <text:p text:style-name="Table_20_Contents">10100</text:p>
          </table:table-cell>
          <table:table-cell table:style-name="Tabla1.B2" office:value-type="string">
            <text:p text:style-name="Table_20_Contents">1.79</text:p>
          </table:table-cell>
        </table:table-row>
        <table:table-row>
          <table:table-cell table:style-name="Tabla1.A2" office:value-type="string">
            <text:p text:style-name="Table_20_Contents">15100</text:p>
          </table:table-cell>
          <table:table-cell table:style-name="Tabla1.B2" office:value-type="string">
            <text:p text:style-name="Table_20_Contents">3.96</text:p>
          </table:table-cell>
        </table:table-row>
        <table:table-row>
          <table:table-cell table:style-name="Tabla1.A2" office:value-type="string">
            <text:p text:style-name="Table_20_Contents">20100</text:p>
          </table:table-cell>
          <table:table-cell table:style-name="Tabla1.B2" office:value-type="string">
            <text:p text:style-name="Table_20_Contents">7.14</text:p>
          </table:table-cell>
        </table:table-row>
        <table:table-row>
          <table:table-cell table:style-name="Tabla1.A2" office:value-type="string">
            <text:p text:style-name="Table_20_Contents">25100</text:p>
          </table:table-cell>
          <table:table-cell table:style-name="Tabla1.B2" office:value-type="string">
            <text:p text:style-name="Table_20_Contents">11.25</text:p>
          </table:table-cell>
        </table:table-row>
        <table:table-row>
          <table:table-cell table:style-name="Tabla1.A2" office:value-type="string">
            <text:p text:style-name="Table_20_Contents">30100</text:p>
          </table:table-cell>
          <table:table-cell table:style-name="Tabla1.B2" office:value-type="string">
            <text:p text:style-name="Table_20_Contents">22.48</text:p>
          </table:table-cell>
        </table:table-row>
        <table:table-row>
          <table:table-cell table:style-name="Tabla1.A2" office:value-type="string">
            <text:p text:style-name="Table_20_Contents">40100</text:p>
          </table:table-cell>
          <table:table-cell table:style-name="Tabla1.B2" office:value-type="string">
            <text:p text:style-name="Table_20_Contents">29.57</text:p>
          </table:table-cell>
        </table:table-row>
        <text:soft-page-break/>
        <table:table-row>
          <table:table-cell table:style-name="Tabla1.A2" office:value-type="string">
            <text:p text:style-name="Table_20_Contents">45100</text:p>
          </table:table-cell>
          <table:table-cell table:style-name="Tabla1.B2" office:value-type="string">
            <text:p text:style-name="Table_20_Contents">37.79</text:p>
          </table:table-cell>
        </table:table-row>
        <table:table-row>
          <table:table-cell table:style-name="Tabla1.A2" office:value-type="string">
            <text:p text:style-name="Table_20_Contents">50100</text:p>
          </table:table-cell>
          <table:table-cell table:style-name="Tabla1.B2" office:value-type="string">
            <text:p text:style-name="Table_20_Contents">47.02</text:p>
          </table:table-cell>
        </table:table-row>
        <table:table-row>
          <table:table-cell table:style-name="Tabla1.A2" office:value-type="string">
            <text:p text:style-name="Table_20_Contents">55100</text:p>
          </table:table-cell>
          <table:table-cell table:style-name="Tabla1.B2" office:value-type="string">
            <text:p text:style-name="Table_20_Contents">57</text:p>
          </table:table-cell>
        </table:table-row>
        <table:table-row>
          <table:table-cell table:style-name="Tabla1.A2" office:value-type="string">
            <text:p text:style-name="Table_20_Contents">60100</text:p>
          </table:table-cell>
          <table:table-cell table:style-name="Tabla1.B2" office:value-type="string">
            <text:p text:style-name="Table_20_Contents">68.65</text:p>
          </table:table-cell>
        </table:table-row>
        <table:table-row>
          <table:table-cell table:style-name="Tabla1.A2" office:value-type="string">
            <text:p text:style-name="Table_20_Contents">65100</text:p>
          </table:table-cell>
          <table:table-cell table:style-name="Tabla1.B2" office:value-type="string">
            <text:p text:style-name="Table_20_Contents">81.43</text:p>
          </table:table-cell>
        </table:table-row>
        <table:table-row>
          <table:table-cell table:style-name="Tabla1.A2" office:value-type="string">
            <text:p text:style-name="Table_20_Contents">70100</text:p>
          </table:table-cell>
          <table:table-cell table:style-name="Tabla1.B2" office:value-type="string">
            <text:p text:style-name="Table_20_Contents">95.5</text:p>
          </table:table-cell>
        </table:table-row>
        <table:table-row>
          <table:table-cell table:style-name="Tabla1.A2" office:value-type="string">
            <text:p text:style-name="Table_20_Contents">75100</text:p>
          </table:table-cell>
          <table:table-cell table:style-name="Tabla1.B2" office:value-type="string">
            <text:p text:style-name="Table_20_Contents">110.91</text:p>
          </table:table-cell>
        </table:table-row>
        <table:table-row>
          <table:table-cell table:style-name="Tabla1.A2" office:value-type="string">
            <text:p text:style-name="Table_20_Contents">80100</text:p>
          </table:table-cell>
          <table:table-cell table:style-name="Tabla1.B2" office:value-type="string">
            <text:p text:style-name="Table_20_Contents">126.29</text:p>
          </table:table-cell>
        </table:table-row>
        <table:table-row>
          <table:table-cell table:style-name="Tabla1.A2" office:value-type="string">
            <text:p text:style-name="Table_20_Contents">85100</text:p>
          </table:table-cell>
          <table:table-cell table:style-name="Tabla1.B2" office:value-type="string">
            <text:p text:style-name="Table_20_Contents">148.97</text:p>
          </table:table-cell>
        </table:table-row>
      </table:table>
      <text:p text:style-name="Text_20_body"/>
      <text:p text:style-name="Text_20_body"/>
      <text:p text:style-name="Text_20_body">La gráfica representativa de los resultados:</text:p>
      <text:section text:style-name="Sect1" text:name="Sección1" text:protected="true">
        <text:section-source xlink:href="../../Desktop/ED/Practicas/prac1/ordenacion.ps"/>
        <text:p text:style-name="Preformatted_20_Text">%!PS-Adobe-3.0</text:p>
        <text:p text:style-name="Preformatted_20_Text">%%BoundingBox: 0 0 612 792</text:p>
        <text:p text:style-name="Preformatted_20_Text">%%LanguageLevel: 2</text:p>
        <text:p text:style-name="Preformatted_20_Text">%%Creator: Grace-5.1.22</text:p>
        <text:p text:style-name="Preformatted_20_Text">%%CreationDate: Tue Oct 14 18:45:25 2014</text:p>
        <text:p text:style-name="Preformatted_20_Text">%%DocumentData: Clean8Bit</text:p>
        <text:p text:style-name="Preformatted_20_Text">%%Orientation: Landscape</text:p>
        <text:p text:style-name="Preformatted_20_Text">%%Pages: 1</text:p>
        <text:p text:style-name="Preformatted_20_Text">%%PageOrder: Ascend</text:p>
        <text:p text:style-name="Preformatted_20_Text">%%Title: Untitled</text:p>
        <text:p text:style-name="Preformatted_20_Text">%%For: nen</text:p>
        <text:p text:style-name="Preformatted_20_Text">%%DocumentNeededResources: (atend)</text:p>
        <text:p text:style-name="Preformatted_20_Text">%%EndComments</text:p>
        <text:p text:style-name="Preformatted_20_Text">%%BeginProlog</text:p>
        <text:p text:style-name="Preformatted_20_Text">/PAGE_OFFSET_X 0 def</text:p>
        <text:p text:style-name="Preformatted_20_Text">/PAGE_OFFSET_Y 0 def</text:p>
        <text:p text:style-name="Preformatted_20_Text">/m {moveto} def</text:p>
        <text:p text:style-name="Preformatted_20_Text">/l {lineto} def</text:p>
        <text:p text:style-name="Preformatted_20_Text">/s {stroke} def</text:p>
        <text:p text:style-name="Preformatted_20_Text">/n {newpath} def</text:p>
        <text:p text:style-name="Preformatted_20_Text">/c {closepath} def</text:p>
        <text:p text:style-name="Preformatted_20_Text">/RL {rlineto} def</text:p>
        <text:p text:style-name="Preformatted_20_Text">/SLW {setlinewidth} def</text:p>
        <text:p text:style-name="Preformatted_20_Text">/GS {gsave} def</text:p>
        <text:p text:style-name="Preformatted_20_Text">/GR {grestore} def</text:p>
        <text:p text:style-name="Preformatted_20_Text">/SC {setcolor} def</text:p>
        <text:p text:style-name="Preformatted_20_Text">/SGRY {setgray} def</text:p>
        <text:p text:style-name="Preformatted_20_Text">/SRGB {setrgbcolor} def</text:p>
        <text:p text:style-name="Preformatted_20_Text">/SD {setdash} def</text:p>
        <text:p text:style-name="Preformatted_20_Text">/SLC {setlinecap} def</text:p>
        <text:p text:style-name="Preformatted_20_Text">/SLJ {setlinejoin} def</text:p>
        <text:p text:style-name="Preformatted_20_Text">/SCS {setcolorspace} def</text:p>
        <text:p text:style-name="Preformatted_20_Text">/FFSF {findfont setfont} def</text:p>
        <text:p text:style-name="Preformatted_20_Text">/CC {concat} def</text:p>
        <text:p text:style-name="Preformatted_20_Text">/PXL {n m 0 0 RL s} def</text:p>
        <text:p text:style-name="Preformatted_20_Text">/Color0 {1.0000 1.0000 1.0000} def</text:p>
        <text:p text:style-name="Preformatted_20_Text">/Color1 {0.0000 0.0000 0.0000} def</text:p>
        <text:p text:style-name="Preformatted_20_Text">/Color2 {1.0000 0.0000 0.0000} def</text:p>
        <text:p text:style-name="Preformatted_20_Text"><text:soft-page-break/>/Color3 {0.0000 1.0000 0.0000} def</text:p>
        <text:p text:style-name="Preformatted_20_Text">/Color4 {0.0000 0.0000 1.0000} def</text:p>
        <text:p text:style-name="Preformatted_20_Text">/Color5 {1.0000 1.0000 0.0000} def</text:p>
        <text:p text:style-name="Preformatted_20_Text">/Color6 {0.7373 0.5608 0.5608} def</text:p>
        <text:p text:style-name="Preformatted_20_Text">/Color7 {0.8627 0.8627 0.8627} def</text:p>
        <text:p text:style-name="Preformatted_20_Text">/Color8 {0.5804 0.0000 0.8275} def</text:p>
        <text:p text:style-name="Preformatted_20_Text">/Color9 {0.0000 1.0000 1.0000} def</text:p>
        <text:p text:style-name="Preformatted_20_Text">/Color10 {1.0000 0.0000 1.0000} def</text:p>
        <text:p text:style-name="Preformatted_20_Text">/Color11 {1.0000 0.6471 0.0000} def</text:p>
        <text:p text:style-name="Preformatted_20_Text">/Color12 {0.4471 0.1294 0.7373} def</text:p>
        <text:p text:style-name="Preformatted_20_Text">/Color13 {0.4039 0.0275 0.2824} def</text:p>
        <text:p text:style-name="Preformatted_20_Text">/Color14 {0.2510 0.8784 0.8157} def</text:p>
        <text:p text:style-name="Preformatted_20_Text">/Color15 {0.0000 0.5451 0.0000} def</text:p>
        <text:p text:style-name="Preformatted_20_Text">/Color16 {0.7529 0.7529 0.7529} def</text:p>
        <text:p text:style-name="Preformatted_20_Text">/Color17 {0.5059 0.5059 0.5059} def</text:p>
        <text:p text:style-name="Preformatted_20_Text">/Color18 {0.2588 0.2588 0.2588} def</text:p>
        <text:p text:style-name="Preformatted_20_Text">/PTRN {</text:p>
        <text:p text:style-name="Preformatted_20_Text"><text:s/>/pat_bits exch def </text:p>
        <text:p text:style-name="Preformatted_20_Text"><text:s/>&lt;&lt;</text:p>
        <text:p text:style-name="Preformatted_20_Text"><text:s text:c="2"/>/PaintType 2</text:p>
        <text:p text:style-name="Preformatted_20_Text"><text:s text:c="2"/>/PatternType 1 /TilingType 1</text:p>
        <text:p text:style-name="Preformatted_20_Text"><text:s text:c="2"/>/BBox[0 0 16 16]</text:p>
        <text:p text:style-name="Preformatted_20_Text"><text:s text:c="2"/>/XStep 16 /YStep 16</text:p>
        <text:p text:style-name="Preformatted_20_Text"><text:s text:c="2"/>/PaintProc {</text:p>
        <text:p text:style-name="Preformatted_20_Text"><text:s text:c="3"/>pop</text:p>
        <text:p text:style-name="Preformatted_20_Text"><text:s text:c="3"/>16 16 true [-1 0 0 -1 16 16] pat_bits imagemask</text:p>
        <text:p text:style-name="Preformatted_20_Text"><text:s text:c="2"/>}</text:p>
        <text:p text:style-name="Preformatted_20_Text"><text:s/>&gt;&gt;</text:p>
        <text:p text:style-name="Preformatted_20_Text"><text:s/>[0.0016 0 0 0.0016 0 0]</text:p>
        <text:p text:style-name="Preformatted_20_Text"><text:s/>makepattern</text:p>
        <text:p text:style-name="Preformatted_20_Text">} def</text:p>
        <text:p text:style-name="Preformatted_20_Text">/Pattern0 {&lt;0000000000000000000000000000000000000000000000000000000000000000&gt; PTRN} bind def</text:p>
        <text:p text:style-name="Preformatted_20_Text">/Pattern1 {&lt;ffffffffffffffffffffffffffffffffffffffffffffffffffffffffffffffff&gt; PTRN} bind def</text:p>
        <text:p text:style-name="Preformatted_20_Text">/Pattern2 {&lt;eeeeffffbbbbffffeeeeffffbbbbffffeeeeffffbbbbffffeeeeffffbbbbffff&gt; PTRN} bind def</text:p>
        <text:p text:style-name="Preformatted_20_Text">/Pattern3 {&lt;eeeebbbbeeeebbbbeeeebbbbeeeebbbbeeeebbbbeeeebbbbeeeebbbbeeeebbbb&gt; PTRN} bind def</text:p>
        <text:p text:style-name="Preformatted_20_Text">/Pattern4 {&lt;5555aaaa5555aaaa5555aaaa5555aaaa5555aaaa5555aaaa5555aaaa5555aaaa&gt; PTRN} bind def</text:p>
        <text:p text:style-name="Preformatted_20_Text">/Pattern5 {&lt;1111444411114444111144441111444411114444111144441111444411114444&gt; PTRN} bind def</text:p>
        <text:p text:style-name="Preformatted_20_Text">/Pattern6 {&lt;1111000044440000111100004444000011110000444400001111000044440000&gt; PTRN} bind def</text:p>
        <text:p text:style-name="Preformatted_20_Text">/Pattern7 {&lt;1010000000000000010100000000000010100000000000000101000000000000&gt; PTRN} bind def</text:p>
        <text:p text:style-name="Preformatted_20_Text">/Pattern8 {&lt;0000000000000000000000000000000000000000000000000000000000000000&gt; PTRN} bind def</text:p>
        <text:p text:style-name="Preformatted_20_Text">/Pattern9 {&lt;1e1e0f0f8787c3c3e1e1f0f078783c3c1e1e0f0f8787c3c3e1e1f0f078783c3c&gt; PTRN} bind def</text:p>
        <text:p text:style-name="Preformatted_20_Text">/Pattern10 {&lt;7878f0f0e1e1c3c387870f0f1e1e3c3c7878f0f0e1e1c3c387870f0f1e1e3c3c&gt; PTRN} bind def</text:p>
        <text:p text:style-name="Preformatted_20_Text">/Pattern11 {&lt;3333333333333333333333333333333333333333333333333333333333333333&gt; PTRN} bind def</text:p>
        <text:p text:style-name="Preformatted_20_Text">/Pattern12 {&lt;ffffffff00000000ffffffff00000000ffffffff00000000ffffffff00000000&gt; PTRN} bind def</text:p>
        <text:p text:style-name="Preformatted_20_Text">/Pattern13 {&lt;8181424224241818181824244242818181814242242418181818242442428181&gt; <text:soft-page-break/>PTRN} bind def</text:p>
        <text:p text:style-name="Preformatted_20_Text">/Pattern14 {&lt;8080404020201010080804040202010180804040202010100808040402020101&gt; PTRN} bind def</text:p>
        <text:p text:style-name="Preformatted_20_Text">/Pattern15 {&lt;0101020204040808101020204040808001010202040408081010202040408080&gt; PTRN} bind def</text:p>
        <text:p text:style-name="Preformatted_20_Text">/Pattern16 {&lt;2222222222222222222222222222222222222222222222222222222222222222&gt; PTRN} bind def</text:p>
        <text:p text:style-name="Preformatted_20_Text">/Pattern17 {&lt;0000ffff000000000000ffff000000000000ffff000000000000ffff00000000&gt; PTRN} bind def</text:p>
        <text:p text:style-name="Preformatted_20_Text">/Pattern18 {&lt;2222ffff222222222222ffff222222222222ffff222222222222ffff22222222&gt; PTRN} bind def</text:p>
        <text:p text:style-name="Preformatted_20_Text">/Pattern19 {&lt;ffffffff33333333ffffffff33333333ffffffff33333333ffffffff33333333&gt; PTRN} bind def</text:p>
        <text:p text:style-name="Preformatted_20_Text">/Pattern20 {&lt;0f0f0f0f0f0f0f0ff0f0f0f0f0f0f0f00f0f0f0f0f0f0f0ff0f0f0f0f0f0f0f0&gt; PTRN} bind def</text:p>
        <text:p text:style-name="Preformatted_20_Text">/Pattern21 {&lt;ff00ff00ff00ff00ff00ff00ff00ff0000ff00ff00ff00ff00ff00ff00ff00ff&gt; PTRN} bind def</text:p>
        <text:p text:style-name="Preformatted_20_Text">/Pattern22 {&lt;8001800180018001800180018001ffffffff8001800180018001800180018001&gt; PTRN} bind def</text:p>
        <text:p text:style-name="Preformatted_20_Text">/Pattern23 {&lt;c003c003c003c003c003c003ffffffffffffffffc003c003c003c003c003c003&gt; PTRN} bind def</text:p>
        <text:p text:style-name="Preformatted_20_Text">/Pattern24 {&lt;040404040404ffff404040404040ffff040404040404ffff404040404040ffff&gt; PTRN} bind def</text:p>
        <text:p text:style-name="Preformatted_20_Text">/Pattern25 {&lt;180018001800180018001800ffffffff001800180018001800180018ffffffff&gt; PTRN} bind def</text:p>
        <text:p text:style-name="Preformatted_20_Text">/Pattern26 {&lt;1111b8b87c7c3a3a1111a3a3c7c78b8b1111b8b87c7c3a3a1111a3a3c7c78b8b&gt; PTRN} bind def</text:p>
        <text:p text:style-name="Preformatted_20_Text">/Pattern27 {&lt;101010102828c7c70101010182827c7c101010102828c7c70101010182827c7c&gt; PTRN} bind def</text:p>
        <text:p text:style-name="Preformatted_20_Text">/Pattern28 {&lt;1c1c121211112121c1c12121111112121c1c121211112121c1c1212111111212&gt; PTRN} bind def</text:p>
        <text:p text:style-name="Preformatted_20_Text">/Pattern29 {&lt;3e3e414180808080e3e31414080808083e3e414180808080e3e3141408080808&gt; PTRN} bind def</text:p>
        <text:p text:style-name="Preformatted_20_Text">/Pattern30 {&lt;4848888884848383848488884848383848488888848483838484888848483838&gt; PTRN} bind def</text:p>
        <text:p text:style-name="Preformatted_20_Text">/Pattern31 {&lt;03030404080808080c0c12122121c0c003030404080808080c0c12122121c0c0&gt; PTRN} bind def</text:p>
        <text:p text:style-name="Preformatted_20_Text">/ellipsedict 8 dict def</text:p>
        <text:p text:style-name="Preformatted_20_Text">ellipsedict /mtrx matrix put</text:p>
        <text:p text:style-name="Preformatted_20_Text">/EARC {</text:p>
        <text:p text:style-name="Preformatted_20_Text"><text:s/>ellipsedict begin</text:p>
        <text:p text:style-name="Preformatted_20_Text"><text:s text:c="2"/>/endangle exch def</text:p>
        <text:p text:style-name="Preformatted_20_Text"><text:s text:c="2"/>/startangle exch def</text:p>
        <text:p text:style-name="Preformatted_20_Text"><text:s text:c="2"/>/yrad exch def</text:p>
        <text:p text:style-name="Preformatted_20_Text"><text:s text:c="2"/>/xrad exch def</text:p>
        <text:p text:style-name="Preformatted_20_Text"><text:s text:c="2"/>/y exch def</text:p>
        <text:p text:style-name="Preformatted_20_Text"><text:s text:c="2"/>/x exch def</text:p>
        <text:p text:style-name="Preformatted_20_Text"><text:s text:c="2"/>/savematrix mtrx currentmatrix def</text:p>
        <text:p text:style-name="Preformatted_20_Text"><text:s text:c="2"/>x y translate</text:p>
        <text:p text:style-name="Preformatted_20_Text"><text:s text:c="2"/>xrad yrad scale</text:p>
        <text:p text:style-name="Preformatted_20_Text"><text:s text:c="2"/>0 0 1 startangle endangle arc</text:p>
        <text:p text:style-name="Preformatted_20_Text"><text:s text:c="2"/>savematrix setmatrix</text:p>
        <text:p text:style-name="Preformatted_20_Text"><text:s/>end</text:p>
        <text:p text:style-name="Preformatted_20_Text">} def</text:p>
        <text:p text:style-name="Preformatted_20_Text">/TL {</text:p>
        <text:p text:style-name="Preformatted_20_Text"><text:s text:c="2"/>/kcomp exch def</text:p>
        <text:p text:style-name="Preformatted_20_Text"><text:s text:c="2"/>/linewidth exch def</text:p>
        <text:p text:style-name="Preformatted_20_Text"><text:s text:c="2"/>/offset exch def</text:p>
        <text:p text:style-name="Preformatted_20_Text"><text:soft-page-break/><text:s text:c="2"/>GS</text:p>
        <text:p text:style-name="Preformatted_20_Text"><text:s text:c="2"/>0 offset rmoveto</text:p>
        <text:p text:style-name="Preformatted_20_Text"><text:s text:c="2"/>linewidth SLW</text:p>
        <text:p text:style-name="Preformatted_20_Text"><text:s text:c="2"/>dup stringwidth exch kcomp add exch RL s</text:p>
        <text:p text:style-name="Preformatted_20_Text"><text:s text:c="2"/>GR</text:p>
        <text:p text:style-name="Preformatted_20_Text">} def</text:p>
        <text:p text:style-name="Preformatted_20_Text">/KINIT</text:p>
        <text:p text:style-name="Preformatted_20_Text">{</text:p>
        <text:p text:style-name="Preformatted_20_Text"><text:s/>/kvector exch def</text:p>
        <text:p text:style-name="Preformatted_20_Text"><text:s/>/kid 0 def</text:p>
        <text:p text:style-name="Preformatted_20_Text">} def</text:p>
        <text:p text:style-name="Preformatted_20_Text">/KPROC</text:p>
        <text:p text:style-name="Preformatted_20_Text">{</text:p>
        <text:p text:style-name="Preformatted_20_Text"><text:s/>pop pop</text:p>
        <text:p text:style-name="Preformatted_20_Text"><text:s/>kvector kid get</text:p>
        <text:p text:style-name="Preformatted_20_Text"><text:s/>0 rmoveto</text:p>
        <text:p text:style-name="Preformatted_20_Text"><text:s/>/kid 1 kid add def</text:p>
        <text:p text:style-name="Preformatted_20_Text">} def</text:p>
        <text:p text:style-name="Preformatted_20_Text">/DefEncoding [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space</text:p>
        <text:p text:style-name="Preformatted_20_Text"><text:s/>/exclam</text:p>
        <text:p text:style-name="Preformatted_20_Text"><text:s/>/quotedbl</text:p>
        <text:p text:style-name="Preformatted_20_Text"><text:s/>/numbersign</text:p>
        <text:p text:style-name="Preformatted_20_Text"><text:s/>/dollar</text:p>
        <text:p text:style-name="Preformatted_20_Text"><text:s/>/percent</text:p>
        <text:p text:style-name="Preformatted_20_Text"><text:s/>/ampersand</text:p>
        <text:p text:style-name="Preformatted_20_Text"><text:soft-page-break/><text:s/>/quoteright</text:p>
        <text:p text:style-name="Preformatted_20_Text"><text:s/>/parenleft</text:p>
        <text:p text:style-name="Preformatted_20_Text"><text:s/>/parenright</text:p>
        <text:p text:style-name="Preformatted_20_Text"><text:s/>/asterisk</text:p>
        <text:p text:style-name="Preformatted_20_Text"><text:s/>/plus</text:p>
        <text:p text:style-name="Preformatted_20_Text"><text:s/>/comma</text:p>
        <text:p text:style-name="Preformatted_20_Text"><text:s/>/hyphen</text:p>
        <text:p text:style-name="Preformatted_20_Text"><text:s/>/period</text:p>
        <text:p text:style-name="Preformatted_20_Text"><text:s/>/slash</text:p>
        <text:p text:style-name="Preformatted_20_Text"><text:s/>/zero</text:p>
        <text:p text:style-name="Preformatted_20_Text"><text:s/>/one</text:p>
        <text:p text:style-name="Preformatted_20_Text"><text:s/>/two</text:p>
        <text:p text:style-name="Preformatted_20_Text"><text:s/>/three</text:p>
        <text:p text:style-name="Preformatted_20_Text"><text:s/>/four</text:p>
        <text:p text:style-name="Preformatted_20_Text"><text:s/>/five</text:p>
        <text:p text:style-name="Preformatted_20_Text"><text:s/>/six</text:p>
        <text:p text:style-name="Preformatted_20_Text"><text:s/>/seven</text:p>
        <text:p text:style-name="Preformatted_20_Text"><text:s/>/eight</text:p>
        <text:p text:style-name="Preformatted_20_Text"><text:s/>/nine</text:p>
        <text:p text:style-name="Preformatted_20_Text"><text:s/>/colon</text:p>
        <text:p text:style-name="Preformatted_20_Text"><text:s/>/semicolon</text:p>
        <text:p text:style-name="Preformatted_20_Text"><text:s/>/less</text:p>
        <text:p text:style-name="Preformatted_20_Text"><text:s/>/equal</text:p>
        <text:p text:style-name="Preformatted_20_Text"><text:s/>/greater</text:p>
        <text:p text:style-name="Preformatted_20_Text"><text:s/>/question</text:p>
        <text:p text:style-name="Preformatted_20_Text"><text:s/>/at</text:p>
        <text:p text:style-name="Preformatted_20_Text"><text:s/>/A</text:p>
        <text:p text:style-name="Preformatted_20_Text"><text:s/>/B</text:p>
        <text:p text:style-name="Preformatted_20_Text"><text:s/>/C</text:p>
        <text:p text:style-name="Preformatted_20_Text"><text:s/>/D</text:p>
        <text:p text:style-name="Preformatted_20_Text"><text:s/>/E</text:p>
        <text:p text:style-name="Preformatted_20_Text"><text:s/>/F</text:p>
        <text:p text:style-name="Preformatted_20_Text"><text:s/>/G</text:p>
        <text:p text:style-name="Preformatted_20_Text"><text:s/>/H</text:p>
        <text:p text:style-name="Preformatted_20_Text"><text:s/>/I</text:p>
        <text:p text:style-name="Preformatted_20_Text"><text:s/>/J</text:p>
        <text:p text:style-name="Preformatted_20_Text"><text:s/>/K</text:p>
        <text:p text:style-name="Preformatted_20_Text"><text:s/>/L</text:p>
        <text:p text:style-name="Preformatted_20_Text"><text:s/>/M</text:p>
        <text:p text:style-name="Preformatted_20_Text"><text:s/>/N</text:p>
        <text:p text:style-name="Preformatted_20_Text"><text:s/>/O</text:p>
        <text:p text:style-name="Preformatted_20_Text"><text:s/>/P</text:p>
        <text:p text:style-name="Preformatted_20_Text"><text:s/>/Q</text:p>
        <text:p text:style-name="Preformatted_20_Text"><text:s/>/R</text:p>
        <text:p text:style-name="Preformatted_20_Text"><text:s/>/S</text:p>
        <text:p text:style-name="Preformatted_20_Text"><text:s/>/T</text:p>
        <text:p text:style-name="Preformatted_20_Text"><text:s/>/U</text:p>
        <text:p text:style-name="Preformatted_20_Text"><text:s/>/V</text:p>
        <text:p text:style-name="Preformatted_20_Text"><text:s/>/W</text:p>
        <text:p text:style-name="Preformatted_20_Text"><text:s/>/X</text:p>
        <text:p text:style-name="Preformatted_20_Text"><text:s/>/Y</text:p>
        <text:p text:style-name="Preformatted_20_Text"><text:s/>/Z</text:p>
        <text:p text:style-name="Preformatted_20_Text"><text:s/>/bracketleft</text:p>
        <text:p text:style-name="Preformatted_20_Text"><text:s/>/backslash</text:p>
        <text:p text:style-name="Preformatted_20_Text"><text:s/>/bracketright</text:p>
        <text:p text:style-name="Preformatted_20_Text"><text:s/>/asciicircum</text:p>
        <text:p text:style-name="Preformatted_20_Text"><text:s/>/underscore</text:p>
        <text:p text:style-name="Preformatted_20_Text"><text:s/>/grave</text:p>
        <text:p text:style-name="Preformatted_20_Text"><text:soft-page-break/><text:s/>/a</text:p>
        <text:p text:style-name="Preformatted_20_Text"><text:s/>/b</text:p>
        <text:p text:style-name="Preformatted_20_Text"><text:s/>/c</text:p>
        <text:p text:style-name="Preformatted_20_Text"><text:s/>/d</text:p>
        <text:p text:style-name="Preformatted_20_Text"><text:s/>/e</text:p>
        <text:p text:style-name="Preformatted_20_Text"><text:s/>/f</text:p>
        <text:p text:style-name="Preformatted_20_Text"><text:s/>/g</text:p>
        <text:p text:style-name="Preformatted_20_Text"><text:s/>/h</text:p>
        <text:p text:style-name="Preformatted_20_Text"><text:s/>/i</text:p>
        <text:p text:style-name="Preformatted_20_Text"><text:s/>/j</text:p>
        <text:p text:style-name="Preformatted_20_Text"><text:s/>/k</text:p>
        <text:p text:style-name="Preformatted_20_Text"><text:s/>/l</text:p>
        <text:p text:style-name="Preformatted_20_Text"><text:s/>/m</text:p>
        <text:p text:style-name="Preformatted_20_Text"><text:s/>/n</text:p>
        <text:p text:style-name="Preformatted_20_Text"><text:s/>/o</text:p>
        <text:p text:style-name="Preformatted_20_Text"><text:s/>/p</text:p>
        <text:p text:style-name="Preformatted_20_Text"><text:s/>/q</text:p>
        <text:p text:style-name="Preformatted_20_Text"><text:s/>/r</text:p>
        <text:p text:style-name="Preformatted_20_Text"><text:s/>/s</text:p>
        <text:p text:style-name="Preformatted_20_Text"><text:s/>/t</text:p>
        <text:p text:style-name="Preformatted_20_Text"><text:s/>/u</text:p>
        <text:p text:style-name="Preformatted_20_Text"><text:s/>/v</text:p>
        <text:p text:style-name="Preformatted_20_Text"><text:s/>/w</text:p>
        <text:p text:style-name="Preformatted_20_Text"><text:s/>/x</text:p>
        <text:p text:style-name="Preformatted_20_Text"><text:s/>/y</text:p>
        <text:p text:style-name="Preformatted_20_Text"><text:s/>/z</text:p>
        <text:p text:style-name="Preformatted_20_Text"><text:s/>/braceleft</text:p>
        <text:p text:style-name="Preformatted_20_Text"><text:s/>/bar</text:p>
        <text:p text:style-name="Preformatted_20_Text"><text:s/>/braceright</text:p>
        <text:p text:style-name="Preformatted_20_Text"><text:s/>/asciitilde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oft-page-break/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.notdef</text:p>
        <text:p text:style-name="Preformatted_20_Text"><text:s/>/space</text:p>
        <text:p text:style-name="Preformatted_20_Text"><text:s/>/exclamdown</text:p>
        <text:p text:style-name="Preformatted_20_Text"><text:s/>/cent</text:p>
        <text:p text:style-name="Preformatted_20_Text"><text:s/>/sterling</text:p>
        <text:p text:style-name="Preformatted_20_Text"><text:s/>/currency</text:p>
        <text:p text:style-name="Preformatted_20_Text"><text:s/>/yen</text:p>
        <text:p text:style-name="Preformatted_20_Text"><text:s/>/brokenbar</text:p>
        <text:p text:style-name="Preformatted_20_Text"><text:s/>/section</text:p>
        <text:p text:style-name="Preformatted_20_Text"><text:s/>/dieresis</text:p>
        <text:p text:style-name="Preformatted_20_Text"><text:s/>/copyright</text:p>
        <text:p text:style-name="Preformatted_20_Text"><text:s/>/ordfeminine</text:p>
        <text:p text:style-name="Preformatted_20_Text"><text:s/>/guillemotleft</text:p>
        <text:p text:style-name="Preformatted_20_Text"><text:s/>/logicalnot</text:p>
        <text:p text:style-name="Preformatted_20_Text"><text:s/>/hyphen</text:p>
        <text:p text:style-name="Preformatted_20_Text"><text:s/>/registered</text:p>
        <text:p text:style-name="Preformatted_20_Text"><text:s/>/macron</text:p>
        <text:p text:style-name="Preformatted_20_Text"><text:s/>/degree</text:p>
        <text:p text:style-name="Preformatted_20_Text"><text:s/>/plusminus</text:p>
        <text:p text:style-name="Preformatted_20_Text"><text:s/>/twosuperior</text:p>
        <text:p text:style-name="Preformatted_20_Text"><text:s/>/threesuperior</text:p>
        <text:p text:style-name="Preformatted_20_Text"><text:s/>/acute</text:p>
        <text:p text:style-name="Preformatted_20_Text"><text:s/>/mu</text:p>
        <text:p text:style-name="Preformatted_20_Text"><text:s/>/paragraph</text:p>
        <text:p text:style-name="Preformatted_20_Text"><text:s/>/periodcentered</text:p>
        <text:p text:style-name="Preformatted_20_Text"><text:s/>/cedilla</text:p>
        <text:p text:style-name="Preformatted_20_Text"><text:s/>/onesuperior</text:p>
        <text:p text:style-name="Preformatted_20_Text"><text:s/>/ordmasculine</text:p>
        <text:p text:style-name="Preformatted_20_Text"><text:s/>/guillemotright</text:p>
        <text:p text:style-name="Preformatted_20_Text"><text:s/>/onequarter</text:p>
        <text:p text:style-name="Preformatted_20_Text"><text:s/>/onehalf</text:p>
        <text:p text:style-name="Preformatted_20_Text"><text:s/>/threequarters</text:p>
        <text:p text:style-name="Preformatted_20_Text"><text:s/>/questiondown</text:p>
        <text:p text:style-name="Preformatted_20_Text"><text:s/>/Agrave</text:p>
        <text:p text:style-name="Preformatted_20_Text"><text:s/>/Aacute</text:p>
        <text:p text:style-name="Preformatted_20_Text"><text:s/>/Acircumflex</text:p>
        <text:p text:style-name="Preformatted_20_Text"><text:s/>/Atilde</text:p>
        <text:p text:style-name="Preformatted_20_Text"><text:s/>/Adieresis</text:p>
        <text:p text:style-name="Preformatted_20_Text"><text:s/>/Aring</text:p>
        <text:p text:style-name="Preformatted_20_Text"><text:s/>/AE</text:p>
        <text:p text:style-name="Preformatted_20_Text"><text:s/>/Ccedilla</text:p>
        <text:p text:style-name="Preformatted_20_Text"><text:s/>/Egrave</text:p>
        <text:p text:style-name="Preformatted_20_Text"><text:s/>/Eacute</text:p>
        <text:p text:style-name="Preformatted_20_Text"><text:s/>/Ecircumflex</text:p>
        <text:p text:style-name="Preformatted_20_Text"><text:s/>/Edieresis</text:p>
        <text:p text:style-name="Preformatted_20_Text"><text:s/>/Igrave</text:p>
        <text:p text:style-name="Preformatted_20_Text"><text:s/>/Iacute</text:p>
        <text:p text:style-name="Preformatted_20_Text"><text:s/>/Icircumflex</text:p>
        <text:p text:style-name="Preformatted_20_Text"><text:s/>/Idieresis</text:p>
        <text:p text:style-name="Preformatted_20_Text"><text:s/>/Eth</text:p>
        <text:p text:style-name="Preformatted_20_Text"><text:s/>/Ntilde</text:p>
        <text:p text:style-name="Preformatted_20_Text"><text:s/>/Ograve</text:p>
        <text:p text:style-name="Preformatted_20_Text"><text:s/>/Oacute</text:p>
        <text:p text:style-name="Preformatted_20_Text"><text:s/>/Ocircumflex</text:p>
        <text:p text:style-name="Preformatted_20_Text"><text:soft-page-break/><text:s/>/Otilde</text:p>
        <text:p text:style-name="Preformatted_20_Text"><text:s/>/Odieresis</text:p>
        <text:p text:style-name="Preformatted_20_Text"><text:s/>/multiply</text:p>
        <text:p text:style-name="Preformatted_20_Text"><text:s/>/Oslash</text:p>
        <text:p text:style-name="Preformatted_20_Text"><text:s/>/Ugrave</text:p>
        <text:p text:style-name="Preformatted_20_Text"><text:s/>/Uacute</text:p>
        <text:p text:style-name="Preformatted_20_Text"><text:s/>/Ucircumflex</text:p>
        <text:p text:style-name="Preformatted_20_Text"><text:s/>/Udieresis</text:p>
        <text:p text:style-name="Preformatted_20_Text"><text:s/>/Yacute</text:p>
        <text:p text:style-name="Preformatted_20_Text"><text:s/>/Thorn</text:p>
        <text:p text:style-name="Preformatted_20_Text"><text:s/>/germandbls</text:p>
        <text:p text:style-name="Preformatted_20_Text"><text:s/>/agrave</text:p>
        <text:p text:style-name="Preformatted_20_Text"><text:s/>/aacute</text:p>
        <text:p text:style-name="Preformatted_20_Text"><text:s/>/acircumflex</text:p>
        <text:p text:style-name="Preformatted_20_Text"><text:s/>/atilde</text:p>
        <text:p text:style-name="Preformatted_20_Text"><text:s/>/adieresis</text:p>
        <text:p text:style-name="Preformatted_20_Text"><text:s/>/aring</text:p>
        <text:p text:style-name="Preformatted_20_Text"><text:s/>/ae</text:p>
        <text:p text:style-name="Preformatted_20_Text"><text:s/>/ccedilla</text:p>
        <text:p text:style-name="Preformatted_20_Text"><text:s/>/egrave</text:p>
        <text:p text:style-name="Preformatted_20_Text"><text:s/>/eacute</text:p>
        <text:p text:style-name="Preformatted_20_Text"><text:s/>/ecircumflex</text:p>
        <text:p text:style-name="Preformatted_20_Text"><text:s/>/edieresis</text:p>
        <text:p text:style-name="Preformatted_20_Text"><text:s/>/igrave</text:p>
        <text:p text:style-name="Preformatted_20_Text"><text:s/>/iacute</text:p>
        <text:p text:style-name="Preformatted_20_Text"><text:s/>/icircumflex</text:p>
        <text:p text:style-name="Preformatted_20_Text"><text:s/>/idieresis</text:p>
        <text:p text:style-name="Preformatted_20_Text"><text:s/>/eth</text:p>
        <text:p text:style-name="Preformatted_20_Text"><text:s/>/ntilde</text:p>
        <text:p text:style-name="Preformatted_20_Text"><text:s/>/ograve</text:p>
        <text:p text:style-name="Preformatted_20_Text"><text:s/>/oacute</text:p>
        <text:p text:style-name="Preformatted_20_Text"><text:s/>/ocircumflex</text:p>
        <text:p text:style-name="Preformatted_20_Text"><text:s/>/otilde</text:p>
        <text:p text:style-name="Preformatted_20_Text"><text:s/>/odieresis</text:p>
        <text:p text:style-name="Preformatted_20_Text"><text:s/>/divide</text:p>
        <text:p text:style-name="Preformatted_20_Text"><text:s/>/oslash</text:p>
        <text:p text:style-name="Preformatted_20_Text"><text:s/>/ugrave</text:p>
        <text:p text:style-name="Preformatted_20_Text"><text:s/>/uacute</text:p>
        <text:p text:style-name="Preformatted_20_Text"><text:s/>/ucircumflex</text:p>
        <text:p text:style-name="Preformatted_20_Text"><text:s/>/udieresis</text:p>
        <text:p text:style-name="Preformatted_20_Text"><text:s/>/yacute</text:p>
        <text:p text:style-name="Preformatted_20_Text"><text:s/>/thorn</text:p>
        <text:p text:style-name="Preformatted_20_Text"><text:s/>/ydieresis</text:p>
        <text:p text:style-name="Preformatted_20_Text">] def</text:p>
        <text:p text:style-name="Preformatted_20_Text">%%EndProlog</text:p>
        <text:p text:style-name="Preformatted_20_Text">%%BeginSetup</text:p>
        <text:p text:style-name="Preformatted_20_Text">%%EndSetup</text:p>
        <text:p text:style-name="Preformatted_20_Text">%%Page: 1 1</text:p>
        <text:p text:style-name="Preformatted_20_Text">PAGE_OFFSET_X PAGE_OFFSET_Y translate</text:p>
        <text:p text:style-name="Preformatted_20_Text">612.00 612.00 scale</text:p>
        <text:p text:style-name="Preformatted_20_Text">90 rotate</text:p>
        <text:p text:style-name="Preformatted_20_Text">0.0 -1.0 translate</text:p>
        <text:p text:style-name="Preformatted_20_Text">n</text:p>
        <text:p text:style-name="Preformatted_20_Text">0.0000 0.0000 m</text:p>
        <text:p text:style-name="Preformatted_20_Text">0.0000 1.0000 l</text:p>
        <text:p text:style-name="Preformatted_20_Text">1.2941 1.0000 l</text:p>
        <text:p text:style-name="Preformatted_20_Text">1.2941 0.0000 l</text:p>
        <text:p text:style-name="Preformatted_20_Text">c</text:p>
        <text:p text:style-name="Preformatted_20_Text"><text:soft-page-break/>[/DeviceRGB] SCS</text:p>
        <text:p text:style-name="Preformatted_20_Text">Color0 SC</text:p>
        <text:p text:style-name="Preformatted_20_Text">fill</text:p>
        <text:p text:style-name="Preformatted_20_Text">[/DeviceRGB] SCS</text:p>
        <text:p text:style-name="Preformatted_20_Text">Color1 SC</text:p>
        <text:p text:style-name="Preformatted_20_Text">[] 0 SD</text:p>
        <text:p text:style-name="Preformatted_20_Text">0.0015 SLW</text:p>
        <text:p text:style-name="Preformatted_20_Text">0 SLC</text:p>
        <text:p text:style-name="Preformatted_20_Text">0 SLJ</text:p>
        <text:p text:style-name="Preformatted_20_Text">n</text:p>
        <text:p text:style-name="Preformatted_20_Text">0.1511 0.1500 m</text:p>
        <text:p text:style-name="Preformatted_20_Text">0.2067 0.1515 l</text:p>
        <text:p text:style-name="Preformatted_20_Text">0.2622 0.1563 l</text:p>
        <text:p text:style-name="Preformatted_20_Text">0.3178 0.1639 l</text:p>
        <text:p text:style-name="Preformatted_20_Text">0.3733 0.1750 l</text:p>
        <text:p text:style-name="Preformatted_20_Text">0.4289 0.1894 l</text:p>
        <text:p text:style-name="Preformatted_20_Text">0.4844 0.2073 l</text:p>
        <text:p text:style-name="Preformatted_20_Text">0.5400 0.2287 l</text:p>
        <text:p text:style-name="Preformatted_20_Text">0.5956 0.2535 l</text:p>
        <text:p text:style-name="Preformatted_20_Text">0.6511 0.2823 l</text:p>
        <text:p text:style-name="Preformatted_20_Text">0.7067 0.3146 l</text:p>
        <text:p text:style-name="Preformatted_20_Text">0.7622 0.3495 l</text:p>
        <text:p text:style-name="Preformatted_20_Text">0.8178 0.3903 l</text:p>
        <text:p text:style-name="Preformatted_20_Text">0.8733 0.4350 l</text:p>
        <text:p text:style-name="Preformatted_20_Text">0.9289 0.4843 l</text:p>
        <text:p text:style-name="Preformatted_20_Text">0.9844 0.5382 l</text:p>
        <text:p text:style-name="Preformatted_20_Text">1.0400 0.5920 l</text:p>
        <text:p text:style-name="Preformatted_20_Text">1.0956 0.6714 l</text:p>
        <text:p text:style-name="Preformatted_20_Text">s</text:p>
        <text:p text:style-name="Preformatted_20_Text">n</text:p>
        <text:p text:style-name="Preformatted_20_Text">0.1500 0.1500 m</text:p>
        <text:p text:style-name="Preformatted_20_Text">1.1500 0.1500 l</text:p>
        <text:p text:style-name="Preformatted_20_Text">s</text:p>
        <text:p text:style-name="Preformatted_20_Text">n</text:p>
        <text:p text:style-name="Preformatted_20_Text">0.1500 0.8500 m</text:p>
        <text:p text:style-name="Preformatted_20_Text">1.1500 0.8500 l</text:p>
        <text:p text:style-name="Preformatted_20_Text">s</text:p>
        <text:p text:style-name="Preformatted_20_Text">n</text:p>
        <text:p text:style-name="Preformatted_20_Text">0.2611 0.1500 m</text:p>
        <text:p text:style-name="Preformatted_20_Text">0.2611 0.1600 l</text:p>
        <text:p text:style-name="Preformatted_20_Text">s</text:p>
        <text:p text:style-name="Preformatted_20_Text">n</text:p>
        <text:p text:style-name="Preformatted_20_Text">0.2611 0.8500 m</text:p>
        <text:p text:style-name="Preformatted_20_Text">0.2611 0.8400 l</text:p>
        <text:p text:style-name="Preformatted_20_Text">s</text:p>
        <text:p text:style-name="Preformatted_20_Text">n</text:p>
        <text:p text:style-name="Preformatted_20_Text">0.4833 0.1500 m</text:p>
        <text:p text:style-name="Preformatted_20_Text">0.4833 0.1600 l</text:p>
        <text:p text:style-name="Preformatted_20_Text">s</text:p>
        <text:p text:style-name="Preformatted_20_Text">n</text:p>
        <text:p text:style-name="Preformatted_20_Text">0.4833 0.8500 m</text:p>
        <text:p text:style-name="Preformatted_20_Text">0.4833 0.8400 l</text:p>
        <text:p text:style-name="Preformatted_20_Text">s</text:p>
        <text:p text:style-name="Preformatted_20_Text">n</text:p>
        <text:p text:style-name="Preformatted_20_Text">0.7056 0.1500 m</text:p>
        <text:p text:style-name="Preformatted_20_Text">0.7056 0.1600 l</text:p>
        <text:p text:style-name="Preformatted_20_Text">s</text:p>
        <text:p text:style-name="Preformatted_20_Text">n</text:p>
        <text:p text:style-name="Preformatted_20_Text"><text:soft-page-break/>0.7056 0.8500 m</text:p>
        <text:p text:style-name="Preformatted_20_Text">0.7056 0.8400 l</text:p>
        <text:p text:style-name="Preformatted_20_Text">s</text:p>
        <text:p text:style-name="Preformatted_20_Text">n</text:p>
        <text:p text:style-name="Preformatted_20_Text">0.9278 0.1500 m</text:p>
        <text:p text:style-name="Preformatted_20_Text">0.9278 0.1600 l</text:p>
        <text:p text:style-name="Preformatted_20_Text">s</text:p>
        <text:p text:style-name="Preformatted_20_Text">n</text:p>
        <text:p text:style-name="Preformatted_20_Text">0.9278 0.8500 m</text:p>
        <text:p text:style-name="Preformatted_20_Text">0.9278 0.8400 l</text:p>
        <text:p text:style-name="Preformatted_20_Text">s</text:p>
        <text:p text:style-name="Preformatted_20_Text">n</text:p>
        <text:p text:style-name="Preformatted_20_Text">1.1500 0.1500 m</text:p>
        <text:p text:style-name="Preformatted_20_Text">1.1500 0.1600 l</text:p>
        <text:p text:style-name="Preformatted_20_Text">s</text:p>
        <text:p text:style-name="Preformatted_20_Text">n</text:p>
        <text:p text:style-name="Preformatted_20_Text">1.1500 0.8500 m</text:p>
        <text:p text:style-name="Preformatted_20_Text">1.1500 0.8400 l</text:p>
        <text:p text:style-name="Preformatted_20_Text">s</text:p>
        <text:p text:style-name="Preformatted_20_Text">n</text:p>
        <text:p text:style-name="Preformatted_20_Text">0.1500 0.1500 m</text:p>
        <text:p text:style-name="Preformatted_20_Text">0.1500 0.1700 l</text:p>
        <text:p text:style-name="Preformatted_20_Text">s</text:p>
        <text:p text:style-name="Preformatted_20_Text">n</text:p>
        <text:p text:style-name="Preformatted_20_Text">0.1500 0.8500 m</text:p>
        <text:p text:style-name="Preformatted_20_Text">0.1500 0.8300 l</text:p>
        <text:p text:style-name="Preformatted_20_Text">s</text:p>
        <text:p text:style-name="Preformatted_20_Text">n</text:p>
        <text:p text:style-name="Preformatted_20_Text">0.3722 0.1500 m</text:p>
        <text:p text:style-name="Preformatted_20_Text">0.3722 0.1700 l</text:p>
        <text:p text:style-name="Preformatted_20_Text">s</text:p>
        <text:p text:style-name="Preformatted_20_Text">n</text:p>
        <text:p text:style-name="Preformatted_20_Text">0.3722 0.8500 m</text:p>
        <text:p text:style-name="Preformatted_20_Text">0.3722 0.8300 l</text:p>
        <text:p text:style-name="Preformatted_20_Text">s</text:p>
        <text:p text:style-name="Preformatted_20_Text">n</text:p>
        <text:p text:style-name="Preformatted_20_Text">0.5944 0.1500 m</text:p>
        <text:p text:style-name="Preformatted_20_Text">0.5944 0.1700 l</text:p>
        <text:p text:style-name="Preformatted_20_Text">s</text:p>
        <text:p text:style-name="Preformatted_20_Text">n</text:p>
        <text:p text:style-name="Preformatted_20_Text">0.5944 0.8500 m</text:p>
        <text:p text:style-name="Preformatted_20_Text">0.5944 0.8300 l</text:p>
        <text:p text:style-name="Preformatted_20_Text">s</text:p>
        <text:p text:style-name="Preformatted_20_Text">n</text:p>
        <text:p text:style-name="Preformatted_20_Text">0.8167 0.1500 m</text:p>
        <text:p text:style-name="Preformatted_20_Text">0.8167 0.1700 l</text:p>
        <text:p text:style-name="Preformatted_20_Text">s</text:p>
        <text:p text:style-name="Preformatted_20_Text">n</text:p>
        <text:p text:style-name="Preformatted_20_Text">0.8167 0.8500 m</text:p>
        <text:p text:style-name="Preformatted_20_Text">0.8167 0.8300 l</text:p>
        <text:p text:style-name="Preformatted_20_Text">s</text:p>
        <text:p text:style-name="Preformatted_20_Text">n</text:p>
        <text:p text:style-name="Preformatted_20_Text">1.0389 0.1500 m</text:p>
        <text:p text:style-name="Preformatted_20_Text">1.0389 0.1700 l</text:p>
        <text:p text:style-name="Preformatted_20_Text">s</text:p>
        <text:p text:style-name="Preformatted_20_Text">n</text:p>
        <text:p text:style-name="Preformatted_20_Text">1.0389 0.8500 m</text:p>
        <text:p text:style-name="Preformatted_20_Text">1.0389 0.8300 l</text:p>
        <text:p text:style-name="Preformatted_20_Text"><text:soft-page-break/>s</text:p>
        <text:p text:style-name="Preformatted_20_Text">/Times-Roman findfont</text:p>
        <text:p text:style-name="Preformatted_20_Text">dup length dict begin</text:p>
        <text:p text:style-name="Preformatted_20_Text"><text:s/>{1 index /FID ne {def} {pop pop} ifelse} forall</text:p>
        <text:p text:style-name="Preformatted_20_Text"><text:s/>/Encoding DefEncoding def</text:p>
        <text:p text:style-name="Preformatted_20_Text"><text:s/>currentdict</text:p>
        <text:p text:style-name="Preformatted_20_Text">end</text:p>
        <text:p text:style-name="Preformatted_20_Text">/Font35 exch definefont pop</text:p>
        <text:p text:style-name="Preformatted_20_Text">/Font35 FFSF</text:p>
        <text:p text:style-name="Preformatted_20_Text">0.1433 0.1212 m</text:p>
        <text:p text:style-name="Preformatted_20_Text">GS</text:p>
        <text:p text:style-name="Preformatted_20_Text">[0.0280 0.0000 0.0000 0.0280 0 0] CC</text:p>
        <text:p text:style-name="Preformatted_20_Text">(0) show</text:p>
        <text:p text:style-name="Preformatted_20_Text">GR</text:p>
        <text:p text:style-name="Preformatted_20_Text">/Font35 FFSF</text:p>
        <text:p text:style-name="Preformatted_20_Text">0.3375 0.1212 m</text:p>
        <text:p text:style-name="Preformatted_20_Text">GS</text:p>
        <text:p text:style-name="Preformatted_20_Text">[0.0280 0.0000 0.0000 0.0280 0 0] CC</text:p>
        <text:p text:style-name="Preformatted_20_Text">(20000) show</text:p>
        <text:p text:style-name="Preformatted_20_Text">GR</text:p>
        <text:p text:style-name="Preformatted_20_Text">/Font35 FFSF</text:p>
        <text:p text:style-name="Preformatted_20_Text">0.5597 0.1212 m</text:p>
        <text:p text:style-name="Preformatted_20_Text">GS</text:p>
        <text:p text:style-name="Preformatted_20_Text">[0.0280 0.0000 0.0000 0.0280 0 0] CC</text:p>
        <text:p text:style-name="Preformatted_20_Text">(40000) show</text:p>
        <text:p text:style-name="Preformatted_20_Text">GR</text:p>
        <text:p text:style-name="Preformatted_20_Text">/Font35 FFSF</text:p>
        <text:p text:style-name="Preformatted_20_Text">0.7820 0.1208 m</text:p>
        <text:p text:style-name="Preformatted_20_Text">GS</text:p>
        <text:p text:style-name="Preformatted_20_Text">[0.0280 0.0000 0.0000 0.0280 0 0] CC</text:p>
        <text:p text:style-name="Preformatted_20_Text">(60000) show</text:p>
        <text:p text:style-name="Preformatted_20_Text">GR</text:p>
        <text:p text:style-name="Preformatted_20_Text">/Font35 FFSF</text:p>
        <text:p text:style-name="Preformatted_20_Text">1.0042 0.1212 m</text:p>
        <text:p text:style-name="Preformatted_20_Text">GS</text:p>
        <text:p text:style-name="Preformatted_20_Text">[0.0280 0.0000 0.0000 0.0280 0 0] CC</text:p>
        <text:p text:style-name="Preformatted_20_Text">(80000) show</text:p>
        <text:p text:style-name="Preformatted_20_Text">GR</text:p>
        <text:p text:style-name="Preformatted_20_Text">n</text:p>
        <text:p text:style-name="Preformatted_20_Text">0.1500 0.1500 m</text:p>
        <text:p text:style-name="Preformatted_20_Text">0.1500 0.8500 l</text:p>
        <text:p text:style-name="Preformatted_20_Text">s</text:p>
        <text:p text:style-name="Preformatted_20_Text">n</text:p>
        <text:p text:style-name="Preformatted_20_Text">1.1500 0.1500 m</text:p>
        <text:p text:style-name="Preformatted_20_Text">1.1500 0.8500 l</text:p>
        <text:p text:style-name="Preformatted_20_Text">s</text:p>
        <text:p text:style-name="Preformatted_20_Text">n</text:p>
        <text:p text:style-name="Preformatted_20_Text">0.1500 0.2375 m</text:p>
        <text:p text:style-name="Preformatted_20_Text">0.1600 0.2375 l</text:p>
        <text:p text:style-name="Preformatted_20_Text">s</text:p>
        <text:p text:style-name="Preformatted_20_Text">n</text:p>
        <text:p text:style-name="Preformatted_20_Text">1.1500 0.2375 m</text:p>
        <text:p text:style-name="Preformatted_20_Text">1.1400 0.2375 l</text:p>
        <text:p text:style-name="Preformatted_20_Text">s</text:p>
        <text:p text:style-name="Preformatted_20_Text">n</text:p>
        <text:p text:style-name="Preformatted_20_Text">0.1500 0.4125 m</text:p>
        <text:p text:style-name="Preformatted_20_Text">0.1600 0.4125 l</text:p>
        <text:p text:style-name="Preformatted_20_Text">s</text:p>
        <text:p text:style-name="Preformatted_20_Text"><text:soft-page-break/>n</text:p>
        <text:p text:style-name="Preformatted_20_Text">1.1500 0.4125 m</text:p>
        <text:p text:style-name="Preformatted_20_Text">1.1400 0.4125 l</text:p>
        <text:p text:style-name="Preformatted_20_Text">s</text:p>
        <text:p text:style-name="Preformatted_20_Text">n</text:p>
        <text:p text:style-name="Preformatted_20_Text">0.1500 0.5875 m</text:p>
        <text:p text:style-name="Preformatted_20_Text">0.1600 0.5875 l</text:p>
        <text:p text:style-name="Preformatted_20_Text">s</text:p>
        <text:p text:style-name="Preformatted_20_Text">n</text:p>
        <text:p text:style-name="Preformatted_20_Text">1.1500 0.5875 m</text:p>
        <text:p text:style-name="Preformatted_20_Text">1.1400 0.5875 l</text:p>
        <text:p text:style-name="Preformatted_20_Text">s</text:p>
        <text:p text:style-name="Preformatted_20_Text">n</text:p>
        <text:p text:style-name="Preformatted_20_Text">0.1500 0.7625 m</text:p>
        <text:p text:style-name="Preformatted_20_Text">0.1600 0.7625 l</text:p>
        <text:p text:style-name="Preformatted_20_Text">s</text:p>
        <text:p text:style-name="Preformatted_20_Text">n</text:p>
        <text:p text:style-name="Preformatted_20_Text">1.1500 0.7625 m</text:p>
        <text:p text:style-name="Preformatted_20_Text">1.1400 0.7625 l</text:p>
        <text:p text:style-name="Preformatted_20_Text">s</text:p>
        <text:p text:style-name="Preformatted_20_Text">n</text:p>
        <text:p text:style-name="Preformatted_20_Text">0.1500 0.1500 m</text:p>
        <text:p text:style-name="Preformatted_20_Text">0.1700 0.1500 l</text:p>
        <text:p text:style-name="Preformatted_20_Text">s</text:p>
        <text:p text:style-name="Preformatted_20_Text">n</text:p>
        <text:p text:style-name="Preformatted_20_Text">1.1500 0.1500 m</text:p>
        <text:p text:style-name="Preformatted_20_Text">1.1300 0.1500 l</text:p>
        <text:p text:style-name="Preformatted_20_Text">s</text:p>
        <text:p text:style-name="Preformatted_20_Text">n</text:p>
        <text:p text:style-name="Preformatted_20_Text">0.1500 0.3250 m</text:p>
        <text:p text:style-name="Preformatted_20_Text">0.1700 0.3250 l</text:p>
        <text:p text:style-name="Preformatted_20_Text">s</text:p>
        <text:p text:style-name="Preformatted_20_Text">n</text:p>
        <text:p text:style-name="Preformatted_20_Text">1.1500 0.3250 m</text:p>
        <text:p text:style-name="Preformatted_20_Text">1.1300 0.3250 l</text:p>
        <text:p text:style-name="Preformatted_20_Text">s</text:p>
        <text:p text:style-name="Preformatted_20_Text">n</text:p>
        <text:p text:style-name="Preformatted_20_Text">0.1500 0.5000 m</text:p>
        <text:p text:style-name="Preformatted_20_Text">0.1700 0.5000 l</text:p>
        <text:p text:style-name="Preformatted_20_Text">s</text:p>
        <text:p text:style-name="Preformatted_20_Text">n</text:p>
        <text:p text:style-name="Preformatted_20_Text">1.1500 0.5000 m</text:p>
        <text:p text:style-name="Preformatted_20_Text">1.1300 0.5000 l</text:p>
        <text:p text:style-name="Preformatted_20_Text">s</text:p>
        <text:p text:style-name="Preformatted_20_Text">n</text:p>
        <text:p text:style-name="Preformatted_20_Text">0.1500 0.6750 m</text:p>
        <text:p text:style-name="Preformatted_20_Text">0.1700 0.6750 l</text:p>
        <text:p text:style-name="Preformatted_20_Text">s</text:p>
        <text:p text:style-name="Preformatted_20_Text">n</text:p>
        <text:p text:style-name="Preformatted_20_Text">1.1500 0.6750 m</text:p>
        <text:p text:style-name="Preformatted_20_Text">1.1300 0.6750 l</text:p>
        <text:p text:style-name="Preformatted_20_Text">s</text:p>
        <text:p text:style-name="Preformatted_20_Text">n</text:p>
        <text:p text:style-name="Preformatted_20_Text">0.1500 0.8500 m</text:p>
        <text:p text:style-name="Preformatted_20_Text">0.1700 0.8500 l</text:p>
        <text:p text:style-name="Preformatted_20_Text">s</text:p>
        <text:p text:style-name="Preformatted_20_Text">n</text:p>
        <text:p text:style-name="Preformatted_20_Text">1.1500 0.8500 m</text:p>
        <text:p text:style-name="Preformatted_20_Text"><text:soft-page-break/>1.1300 0.8500 l</text:p>
        <text:p text:style-name="Preformatted_20_Text">s</text:p>
        <text:p text:style-name="Preformatted_20_Text">/Font35 FFSF</text:p>
        <text:p text:style-name="Preformatted_20_Text">0.1267 0.1408 m</text:p>
        <text:p text:style-name="Preformatted_20_Text">GS</text:p>
        <text:p text:style-name="Preformatted_20_Text">[0.0280 0.0000 0.0000 0.0280 0 0] CC</text:p>
        <text:p text:style-name="Preformatted_20_Text">(0) show</text:p>
        <text:p text:style-name="Preformatted_20_Text">GR</text:p>
        <text:p text:style-name="Preformatted_20_Text">/Font35 FFSF</text:p>
        <text:p text:style-name="Preformatted_20_Text">0.1125 0.3156 m</text:p>
        <text:p text:style-name="Preformatted_20_Text">GS</text:p>
        <text:p text:style-name="Preformatted_20_Text">[0.0280 0.0000 0.0000 0.0280 0 0] CC</text:p>
        <text:p text:style-name="Preformatted_20_Text">(50) show</text:p>
        <text:p text:style-name="Preformatted_20_Text">GR</text:p>
        <text:p text:style-name="Preformatted_20_Text">/Font35 FFSF</text:p>
        <text:p text:style-name="Preformatted_20_Text">0.0988 0.4908 m</text:p>
        <text:p text:style-name="Preformatted_20_Text">GS</text:p>
        <text:p text:style-name="Preformatted_20_Text">[0.0280 0.0000 0.0000 0.0280 0 0] CC</text:p>
        <text:p text:style-name="Preformatted_20_Text">(100) show</text:p>
        <text:p text:style-name="Preformatted_20_Text">GR</text:p>
        <text:p text:style-name="Preformatted_20_Text">/Font35 FFSF</text:p>
        <text:p text:style-name="Preformatted_20_Text">0.0988 0.6656 m</text:p>
        <text:p text:style-name="Preformatted_20_Text">GS</text:p>
        <text:p text:style-name="Preformatted_20_Text">[0.0280 0.0000 0.0000 0.0280 0 0] CC</text:p>
        <text:p text:style-name="Preformatted_20_Text">(150) show</text:p>
        <text:p text:style-name="Preformatted_20_Text">GR</text:p>
        <text:p text:style-name="Preformatted_20_Text">/Font35 FFSF</text:p>
        <text:p text:style-name="Preformatted_20_Text">0.0988 0.8408 m</text:p>
        <text:p text:style-name="Preformatted_20_Text">GS</text:p>
        <text:p text:style-name="Preformatted_20_Text">[0.0280 0.0000 0.0000 0.0280 0 0] CC</text:p>
        <text:p text:style-name="Preformatted_20_Text">(200) show</text:p>
        <text:p text:style-name="Preformatted_20_Text">GR</text:p>
        <text:p text:style-name="Preformatted_20_Text">n</text:p>
        <text:p text:style-name="Preformatted_20_Text">0.1500 0.1500 m</text:p>
        <text:p text:style-name="Preformatted_20_Text">0.1500 0.8500 l</text:p>
        <text:p text:style-name="Preformatted_20_Text">1.1500 0.8500 l</text:p>
        <text:p text:style-name="Preformatted_20_Text">1.1500 0.1500 l</text:p>
        <text:p text:style-name="Preformatted_20_Text">0.1500 0.1500 l</text:p>
        <text:p text:style-name="Preformatted_20_Text">c</text:p>
        <text:p text:style-name="Preformatted_20_Text">s</text:p>
        <text:p text:style-name="Preformatted_20_Text">showpage</text:p>
        <text:p text:style-name="Preformatted_20_Text">%%PageTrailer</text:p>
        <text:p text:style-name="Preformatted_20_Text">%%Trailer</text:p>
        <text:p text:style-name="Preformatted_20_Text">%%DocumentNeededResources: font Times-Roman</text:p>
        <text:p text:style-name="Preformatted_20_Text">%%EOF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8:48:15</meta:creation-date>
    <dc:date>2014-10-14T19:11:43</dc:date>
    <meta:editing-duration>PT8M1S</meta:editing-duration>
    <meta:editing-cycles>1</meta:editing-cycles>
    <meta:document-statistic meta:table-count="1" meta:image-count="0" meta:object-count="0" meta:page-count="14" meta:paragraph-count="741" meta:word-count="1584" meta:character-count="11098" meta:non-whitespace-character-count="9923"/>
    <meta:generator>LibreOffice/3.5$Linux_x86 LibreOffice_project/350m1$Build-2</meta:generator>
  </office:meta>
</office:document-meta>
</file>